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Circle" draw:marker-end-width="0.3cm" draw:textarea-horizontal-align="center" draw:textarea-vertical-align="middle"/>
    </style:style>
    <style:style style:name="gr8" style:family="graphic" style:parent-style-name="standard">
      <style:graphic-properties draw:marker-start="Circle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marker-end="Circle" draw:marker-end-width="0.3cm" draw:fill="solid" draw:fill-color="#00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0.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175cm" svg:height="4.953cm" svg:x="1cm" svg:y="5.953cm">
          <draw:glue-point draw:id="4" svg:x="5.001cm" svg:y="3.109cm"/>
          <draw:glue-point draw:id="5" svg:x="3.001cm" svg:y="5.001cm"/>
          <text:p text:style-name="P1"><text:span text:style-name="T1">schema</text:span></text:p>
          <text:p text:style-name="P1"><text:span text:style-name="T2"/></text:p>
          <text:p text:style-name="P1"><text:span text:style-name="T2">Name</text:span></text:p>
          <text:p text:style-name="P1"><text:span text:style-name="T2">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048cm" svg:height="4.699cm" svg:x="1cm" svg:y="15.097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structure</text:span></text:p>
          <text:p text:style-name="P1"><text:span text:style-name="T2"/></text:p>
          <text:p text:style-name="P1"><text:span text:style-name="T2">Schema</text:span></text:p>
          <text:p text:style-name="P1"><text:span text:style-name="T2">Name</text:span></text:p>
          <text:p text:style-name="P1"><text:span text:style-name="T2">StructureType</text:span></text:p>
          <text:p text:style-name="P1"><text:span text:style-name="T2">Desc</text:span></text:p>
          <text:p text:style-name="P1"><text:span text:style-name="T2">Type</text:span></text:p>
          <text:p text:style-name="P1"><text:span text:style-name="T2">Subtype</text:span></text:p>
          <text:p text:style-name="P1"><text:span text:style-name="T2">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02cm" svg:height="4.699cm" svg:x="7.985cm" svg:y="6.08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text:p text:style-name="P1"><text:span text:style-name="T1">schema_instance</text:span></text:p>
          <text:p text:style-name="P1"><text:span text:style-name="T2"/></text:p>
          <text:p text:style-name="P1"><text:span text:style-name="T2">Name</text:span></text:p>
          <text:p text:style-name="P1"><text:span text:style-name="T2">Location</text:span></text:p>
          <text:p text:style-name="P1"><text:span text:style-name="T2">UR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302cm" svg:height="4.572cm" svg:x="12.684cm" svg:y="6.08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text:p text:style-name="P1"><text:span text:style-name="T1">schema_inspect</text:span></text:p>
          <text:p text:style-name="P1"><text:span text:style-name="T2"/></text:p>
          <text:p text:style-name="P1"><text:span text:style-name="T2">Timestamp</text:span></text:p>
          <text:p text:style-name="P1"><text:span text:style-name="T2">Name</text:span></text:p>
          <text:p text:style-name="P1"><text:span text:style-name="T2">Location</text:span></text:p>
          <text:p text:style-name="P1"><text:span text:style-name="T2">URL</text:span></text:p>
          <text:p text:style-name="P1"><text:span text:style-name="T2">host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.667cm" svg:height="1.27cm" svg:x="8.239cm" svg:y="3.286cm">
          <text:p text:style-name="P1"><text:span text:style-name="T1">instance_typ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1.287cm" svg:y1="8.429cm" svg:x2="12.684cm" svg:y2="8.366cm" draw:start-shape="id1" draw:start-glue-point="1" draw:end-shape="id2" draw:end-glue-point="3" svg:d="m11287 8429 1397-63">
          <text:p/>
        </draw:connector>
        <draw:connector draw:style-name="gr6" draw:text-style-name="P4" draw:layer="layout" draw:type="line" svg:x1="14.335cm" svg:y1="10.652cm" svg:x2="14.398cm" svg:y2="14.843cm" draw:start-shape="id2" draw:end-shape="id3" svg:d="m14335 10652 63 4191">
          <text:p/>
        </draw:connector>
        <draw:connector draw:style-name="gr5" draw:text-style-name="P4" draw:layer="layout" draw:type="line" svg:x1="9.572cm" svg:y1="4.556cm" svg:x2="9.636cm" svg:y2="6.08cm" draw:start-shape="id4" draw:end-shape="id1" svg:d="m9572 4556 64 1524">
          <text:p/>
        </draw:connector>
        <draw:connector draw:style-name="gr5" draw:text-style-name="P4" draw:layer="layout" draw:type="line" svg:x1="2.587cm" svg:y1="10.906cm" svg:x2="2.524cm" svg:y2="15.097cm" draw:start-shape="id5" draw:start-glue-point="2" draw:end-shape="id6" draw:end-glue-point="0" svg:d="m2587 10906-63 4191">
          <text:p/>
        </draw:connector>
        <draw:connector draw:style-name="gr7" draw:text-style-name="P4" draw:layer="layout" draw:type="line" svg:x1="4.048cm" svg:y1="17.446cm" svg:x2="7.731cm" svg:y2="17.471cm" draw:start-shape="id6" draw:start-glue-point="1" draw:end-shape="id7" draw:end-glue-point="9" svg:d="m4048 17446 3683 25">
          <text:p/>
        </draw:connector>
        <draw:custom-shape draw:style-name="gr3" draw:text-style-name="P2" xml:id="id8" draw:id="id8" draw:layer="layout" svg:width="3.048cm" svg:height="2.286cm" svg:x="12.938cm" svg:y="21.447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field_valu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.398cm" svg:y1="20.177cm" svg:x2="14.462cm" svg:y2="21.447cm" draw:start-shape="id3" draw:start-glue-point="2" draw:end-shape="id8" draw:end-glue-point="0" svg:d="m14398 20177 64 1270">
          <text:p/>
        </draw:connector>
        <draw:connector draw:style-name="gr5" draw:text-style-name="P4" draw:layer="layout" draw:type="line" svg:x1="4.175cm" svg:y1="8.429cm" svg:x2="7.985cm" svg:y2="8.429cm" draw:start-shape="id5" draw:end-shape="id1" svg:d="m4175 8429h3810">
          <text:p/>
        </draw:connector>
        <draw:connector draw:style-name="gr8" draw:text-style-name="P4" draw:layer="layout" svg:x1="1.762cm" svg:y1="19.795cm" svg:x2="2.524cm" svg:y2="19.796cm" draw:start-shape="id6" draw:start-glue-point="4" draw:end-shape="id6" svg:d="m1762 19795v501h762v-500">
          <text:p/>
        </draw:connector>
        <draw:custom-shape draw:style-name="gr3" draw:text-style-name="P2" xml:id="id3" draw:id="id3" draw:layer="layout" svg:width="4.953cm" svg:height="5.334cm" svg:x="11.922cm" svg:y="14.843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text:p text:style-name="P1"><text:span text:style-name="T1">structure_inspect</text:span></text:p>
          <text:p text:style-name="P1"><text:span text:style-name="T2"/></text:p>
          <text:p text:style-name="P1"><text:span text:style-name="T2">Timestamp</text:span></text:p>
          <text:p text:style-name="P1"><text:span text:style-name="T2">Name</text:span></text:p>
          <text:p text:style-name="P1"><text:span text:style-name="T2">Location</text:span></text:p>
          <text:p text:style-name="P1"><text:span text:style-name="T2">UR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048cm" svg:height="6.223cm" svg:x="17.51cm" svg:y="5.191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inspect</text:span></text:p>
          <text:p text:style-name="P1"><text:span text:style-name="T1"/></text:p>
          <text:p text:style-name="P1"><text:span text:style-name="T3">InspectI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7.51cm" svg:y1="8.302cm" svg:x2="15.986cm" svg:y2="8.366cm" draw:start-shape="id9" draw:start-glue-point="3" draw:end-shape="id2" svg:d="m17510 8302-1524 64">
          <text:p/>
        </draw:connector>
        <draw:custom-shape draw:style-name="gr2" draw:text-style-name="P2" xml:id="id10" draw:id="id10" draw:layer="layout" svg:width="3.048cm" svg:height="2.667cm" svg:x="4.429cm" svg:y="11.541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inspect_profil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4.174cm" svg:y1="9.968cm" svg:x2="5.319cm" svg:y2="11.541cm" draw:start-shape="id5" draw:start-glue-point="4" draw:end-shape="id10" draw:end-glue-point="5" svg:d="m4174 9968 1145 1573">
          <text:p/>
        </draw:connector>
        <draw:connector draw:style-name="gr9" draw:text-style-name="P4" draw:layer="layout" draw:type="line" svg:x1="4.048cm" svg:y1="16.142cm" svg:x2="5.446cm" svg:y2="14.207cm" draw:start-shape="id6" draw:start-glue-point="8" draw:end-shape="id10" draw:end-glue-point="8" svg:d="m4048 16142 1398-1935">
          <text:p/>
        </draw:connector>
        <draw:connector draw:style-name="gr9" draw:text-style-name="P4" draw:layer="layout" draw:type="line" svg:x1="7.985cm" svg:y1="10.143cm" svg:x2="6.715cm" svg:y2="11.541cm" draw:start-shape="id1" draw:start-glue-point="10" draw:end-shape="id10" draw:end-glue-point="4" svg:d="m7985 10143-1270 1398">
          <text:p/>
        </draw:connector>
        <draw:custom-shape draw:style-name="gr2" draw:text-style-name="P2" xml:id="id7" draw:id="id7" draw:layer="layout" svg:width="3.683cm" svg:height="3.429cm" svg:x="7.731cm" svg:y="14.97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text:p text:style-name="P1"><text:span text:style-name="T1">structure_instance</text:span></text:p>
          <text:p text:style-name="P1"><text:span text:style-name="T2"/></text:p>
          <text:p text:style-name="P1"><text:span text:style-name="T2">Name</text:span></text:p>
          <text:p text:style-name="P1"><text:span text:style-name="T2">Location</text:span></text:p>
          <text:p text:style-name="P1"><text:span text:style-name="T2">URL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7.731cm" svg:y1="15.805cm" svg:x2="6.46cm" svg:y2="14.207cm" draw:start-shape="id7" draw:start-glue-point="12" draw:end-shape="id10" draw:end-glue-point="9" svg:d="m7731 15805-1271-1598">
          <text:p/>
        </draw:connector>
        <draw:connector draw:style-name="gr9" draw:text-style-name="P4" draw:layer="layout" draw:type="line" svg:x1="9.636cm" svg:y1="10.779cm" svg:x2="9.572cm" svg:y2="14.97cm" draw:start-shape="id1" draw:start-glue-point="2" draw:end-shape="id7" draw:end-glue-point="0" svg:d="m9636 10779-64 4191">
          <text:p/>
        </draw:connector>
        <draw:connector draw:style-name="gr5" draw:text-style-name="P4" draw:layer="layout" draw:type="line" svg:x1="4.048cm" svg:y1="18.75cm" svg:x2="11.922cm" svg:y2="18.889cm" draw:start-shape="id6" draw:start-glue-point="9" draw:end-shape="id3" draw:end-glue-point="10" svg:d="m4048 18750 7874 139">
          <text:p/>
        </draw:connector>
        <draw:custom-shape draw:style-name="gr4" draw:text-style-name="P3" xml:id="id11" draw:id="id11" draw:layer="layout" svg:width="3.048cm" svg:height="1.524cm" svg:x="5.191cm" svg:y="20.685cm">
          <draw:glue-point draw:id="4" svg:x="0cm" svg:y="0cm"/>
          <draw:glue-point draw:id="5" svg:x="2.5cm" svg:y="-5cm"/>
          <draw:glue-point draw:id="6" svg:x="-2.5cm" svg:y="-5cm"/>
          <text:p text:style-name="P1"><text:span text:style-name="T1">structure_type</text:span></text:p>
          <text:p text:style-name="P1"><text:span text:style-name="T1"/></text:p>
          <text:p text:style-name="P1"><text:span text:style-name="T3">Type</text:span></text:p>
          <text:p text:style-name="P1"><text:span text:style-name="T3">Subtyp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5.953cm" svg:y1="20.685cm" svg:x2="4.048cm" svg:y2="19.541cm" draw:start-shape="id11" draw:start-glue-point="6" draw:end-shape="id6" draw:end-glue-point="11" svg:d="m5953 20685-1905-1144">
          <text:p/>
        </draw:connector>
        <draw:custom-shape draw:style-name="gr1" draw:text-style-name="P2" xml:id="id12" draw:id="id12" draw:layer="layout" svg:width="3.048cm" svg:height="3.937cm" svg:x="1cm" svg:y="21.066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Schema</text:span></text:p>
          <text:p text:style-name="P1"><text:span text:style-name="T2">Name</text:span></text:p>
          <text:p text:style-name="P1"><text:span text:style-name="T2">Desc</text:span></text:p>
          <text:p text:style-name="P1"><text:span text:style-name="T2">Type</text:span></text:p>
          <text:p text:style-name="P1"><text:span text:style-name="T2">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3.286cm" svg:y1="21.067cm" svg:x2="3.286cm" svg:y2="19.795cm" draw:start-shape="id12" draw:start-glue-point="11" draw:end-shape="id6" draw:end-glue-point="10" svg:d="m3286 21067v-12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5T15:28:45</meta:creation-date>
    <dc:date>2011-11-25T22:48:50</dc:date>
    <meta:editing-duration>P1DT7H44M33S</meta:editing-duration>
    <meta:editing-cycles>14</meta:editing-cycles>
    <meta:generator>LibreOffice/3.3$Linux LibreOffice_project/330m19$Build-202</meta:generator>
    <meta:document-statistic meta:object-count="29"/>
  </office:meta>
</office:document-meta>
</file>